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font-size="8pt" style:font-size-asian="6pt" style:font-size-complex="6pt"/>
    </style:style>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9"/>
    <style:style style:name="P6" style:family="paragraph" style:parent-style-name="Text_20_body" style:list-style-name="L22"/>
    <style:style style:name="P7" style:family="paragraph" style:parent-style-name="Text_20_body">
      <style:text-properties fo:font-size="14pt"/>
    </style:style>
    <style:style style:name="P8" style:family="paragraph" style:parent-style-name="Text_20_body" style:list-style-name="L1">
      <style:text-properties fo:font-size="14pt" style:font-size-asian="24pt" style:font-size-complex="24pt"/>
    </style:style>
    <style:style style:name="P9" style:family="paragraph" style:parent-style-name="Text_20_body" style:list-style-name="L3">
      <style:text-properties fo:font-size="14pt" style:font-size-asian="14pt" style:font-size-complex="14pt"/>
    </style:style>
    <style:style style:name="P10" style:family="paragraph" style:parent-style-name="Text_20_body" style:list-style-name="L6">
      <style:text-properties fo:font-size="14pt" style:font-size-asian="14pt" style:font-size-complex="14pt"/>
    </style:style>
    <style:style style:name="P11" style:family="paragraph" style:parent-style-name="Text_20_body" style:list-style-name="L7">
      <style:text-properties fo:font-size="14pt" style:font-size-asian="14pt" style:font-size-complex="14pt"/>
    </style:style>
    <style:style style:name="P12" style:family="paragraph" style:parent-style-name="Text_20_body" style:list-style-name="L8">
      <style:text-properties fo:font-size="14pt" style:font-size-asian="14pt" style:font-size-complex="14pt"/>
    </style:style>
    <style:style style:name="P13" style:family="paragraph" style:parent-style-name="Text_20_body" style:list-style-name="L10">
      <style:text-properties fo:font-size="14pt" style:font-size-asian="14pt" style:font-size-complex="14pt"/>
    </style:style>
    <style:style style:name="P14" style:family="paragraph" style:parent-style-name="Text_20_body" style:list-style-name="L11">
      <style:text-properties fo:font-size="14pt" style:font-size-asian="14pt" style:font-size-complex="14pt"/>
    </style:style>
    <style:style style:name="P15" style:family="paragraph" style:parent-style-name="Text_20_body" style:list-style-name="L12">
      <style:text-properties fo:font-size="14pt" style:font-size-asian="14pt" style:font-size-complex="14pt"/>
    </style:style>
    <style:style style:name="P16" style:family="paragraph" style:parent-style-name="Text_20_body" style:list-style-name="L13">
      <style:text-properties fo:font-size="14pt" style:font-size-asian="14pt" style:font-size-complex="14pt"/>
    </style:style>
    <style:style style:name="P17" style:family="paragraph" style:parent-style-name="Text_20_body" style:list-style-name="L14">
      <style:text-properties fo:font-size="14pt" style:font-size-asian="14pt" style:font-size-complex="14pt"/>
    </style:style>
    <style:style style:name="P18" style:family="paragraph" style:parent-style-name="Text_20_body" style:list-style-name="L15">
      <style:text-properties fo:font-size="14pt" style:font-size-asian="14pt" style:font-size-complex="14pt"/>
    </style:style>
    <style:style style:name="P19" style:family="paragraph" style:parent-style-name="Text_20_body" style:list-style-name="L16">
      <style:text-properties fo:font-size="14pt" style:font-size-asian="14pt" style:font-size-complex="14pt"/>
    </style:style>
    <style:style style:name="P20" style:family="paragraph" style:parent-style-name="Text_20_body" style:list-style-name="L17">
      <style:text-properties fo:font-size="14pt" style:font-size-asian="14pt" style:font-size-complex="14pt"/>
    </style:style>
    <style:style style:name="P21" style:family="paragraph" style:parent-style-name="Text_20_body" style:list-style-name="L18">
      <style:text-properties fo:font-size="14pt" style:font-size-asian="14pt" style:font-size-complex="14pt"/>
    </style:style>
    <style:style style:name="P22" style:family="paragraph" style:parent-style-name="Text_20_body" style:list-style-name="L19">
      <style:text-properties fo:font-size="14pt" style:font-size-asian="14pt" style:font-size-complex="14pt"/>
    </style:style>
    <style:style style:name="P23" style:family="paragraph" style:parent-style-name="Text_20_body" style:list-style-name="L20">
      <style:text-properties fo:font-size="14pt" style:font-size-asian="14pt" style:font-size-complex="14pt"/>
    </style:style>
    <style:style style:name="P24" style:family="paragraph" style:parent-style-name="Text_20_body" style:list-style-name="L21">
      <style:text-properties fo:font-size="14pt" style:font-size-asian="14pt" style:font-size-complex="14pt"/>
    </style:style>
    <style:style style:name="P25" style:family="paragraph" style:parent-style-name="Text_20_body" style:list-style-name="L22">
      <style:text-properties fo:font-size="14pt" style:font-size-asian="18pt" style:font-size-complex="18pt"/>
    </style:style>
    <style:style style:name="T1" style:family="text">
      <style:text-properties fo:font-size="14pt"/>
    </style:style>
    <style:style style:name="T2" style:family="text">
      <style:text-properties fo:font-size="14pt" style:font-size-asian="14pt" style:font-size-complex="14pt"/>
    </style:style>
    <style:style style:name="T3" style:family="text">
      <style:text-properties fo:font-size="14pt" style:font-size-asian="18pt" style:font-size-complex="18pt"/>
    </style:style>
    <style:style style:name="T4" style:family="text">
      <style:text-properties fo:font-size="26pt" style:font-size-asian="24pt" style:font-size-complex="24pt"/>
    </style:style>
    <style:style style:name="T5" style:family="text">
      <style:text-properties fo:font-size="20pt" style:font-size-asian="18pt" style:font-size-complex="18pt"/>
    </style:style>
    <style:style style:name="T6" style:family="text">
      <style:text-properties fo:font-size="16pt" style:font-size-asian="14pt" style:font-size-complex="14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Software Requirement Specification (SRS) Document</text:span></text:span></text:p>
      <text:p text:style-name="Text_20_body"><text:span text:style-name="Strong_20_Emphasis"><text:span text:style-name="T1">Project Name:</text:span></text:span><text:span text:style-name="T1"> PharmaEase<text:line-break/></text:span><text:span text:style-name="Strong_20_Emphasis"><text:span text:style-name="T1">Version:</text:span></text:span><text:span text:style-name="T1"> 1.0<text:line-break/></text:span><text:span text:style-name="Strong_20_Emphasis"><text:span text:style-name="T1">Prepared By:</text:span></text:span><text:span text:style-name="T1"> [Your Name]<text:line-break/></text:span><text:span text:style-name="Strong_20_Emphasis"><text:span text:style-name="T1">Date:</text:span></text:span><text:span text:style-name="T1"> [DD/MM/YYYY]</text:span></text:p>
      <text:p text:style-name="Horizontal_20_Line"/>
      <text:h text:style-name="Heading_20_1" text:outline-level="1"><text:span text:style-name="Strong_20_Emphasis"><text:span text:style-name="T4">Index</text:span></text:span></text:h>
      <text:list xml:id="list1631258239" text:style-name="L1">
        <text:list-item>
          <text:p text:style-name="P8">Introduction<text:line-break/>1.1 Purpose<text:line-break/>1.2 Scope<text:line-break/>1.3 Definitions, Acronyms, and Abbreviations<text:line-break/>1.4 References<text:line-break/>1.5 Overview</text:p>
        </text:list-item>
        <text:list-item>
          <text:p text:style-name="P8">Overall Description<text:line-break/>2.1 Product Perspective<text:line-break/>2.2 Product Functions<text:line-break/>2.3 User Characteristics<text:line-break/>2.4 Constraints<text:line-break/>2.5 Assumptions and Dependencies</text:p>
        </text:list-item>
        <text:list-item>
          <text:p text:style-name="P8">Specific Requirements<text:line-break/>3.1 Functional Requirements<text:line-break/>3.2 External Interface Requirements<text:line-break/>3.3 Performance Requirements<text:line-break/>3.4 Logical Database Requirements<text:line-break/>3.5 Design Constraints</text:p>
        </text:list-item>
        <text:list-item>
          <text:p text:style-name="P8">System Features<text:line-break/>4.1 Super Admin Functionalities<text:line-break/>4.2 Admin Functionalities<text:line-break/>4.3 Druggist Functionalities<text:line-break/>4.4 Vendor Functionalities<text:line-break/>4.5 Customer Functionalities</text:p>
        </text:list-item>
        <text:list-item>
          <text:p text:style-name="P8">Non-Functional Requirements<text:line-break/>5.1 Security<text:line-break/>5.2 Usability<text:line-break/><text:soft-page-break/>5.3 Maintainability<text:line-break/>5.4 Scalability</text:p>
        </text:list-item>
        <text:list-item>
          <text:p text:style-name="P8">Appendix</text:p>
        </text:list-item>
      </text:list>
      <text:p text:style-name="P1"/>
      <text:h text:style-name="Heading_20_2" text:outline-level="2"><text:span text:style-name="Strong_20_Emphasis"><text:span text:style-name="T5">1. Introduction</text:span></text:span></text:h>
      <text:h text:style-name="Heading_20_3" text:outline-level="3"><text:span text:style-name="Strong_20_Emphasis"><text:span text:style-name="T6">1.1 Purpose</text:span></text:span></text:h>
      <text:p text:style-name="P7">This document outlines the software requirements for PharmaEase, a pharmacy management system supporting both online and offline operations. The SRS ensures that the system meets functional, security, and compliance needs.</text:p>
      <text:h text:style-name="Heading_20_3" text:outline-level="3"><text:span text:style-name="Strong_20_Emphasis"><text:span text:style-name="T6">1.2 Scope</text:span></text:span></text:h>
      <text:p text:style-name="P7">PharmaEase will enable pharmacies to manage inventory, track sales, process payments, verify prescriptions, and store customer medical records. The platform will serve multiple user roles, including Super Admin, Admin, Druggist, Vendor, and Customer.</text:p>
      <text:h text:style-name="Heading_20_3" text:outline-level="3"><text:span text:style-name="Strong_20_Emphasis"><text:span text:style-name="T6">1.3 Definitions, Acronyms, and Abbreviations</text:span></text:span></text:h>
      <text:list xml:id="list557333095" text:style-name="L2">
        <text:list-item>
          <text:p text:style-name="P2"><text:span text:style-name="Strong_20_Emphasis"><text:span text:style-name="T2">JWT</text:span></text:span><text:span text:style-name="T2">: JSON Web Token</text:span></text:p>
        </text:list-item>
        <text:list-item>
          <text:p text:style-name="P2"><text:span text:style-name="Strong_20_Emphasis"><text:span text:style-name="T2">UI</text:span></text:span><text:span text:style-name="T2">: User Interface</text:span></text:p>
        </text:list-item>
        <text:list-item>
          <text:p text:style-name="P2"><text:span text:style-name="Strong_20_Emphasis"><text:span text:style-name="T2">DB</text:span></text:span><text:span text:style-name="T2">: Database</text:span></text:p>
        </text:list-item>
      </text:list>
      <text:h text:style-name="Heading_20_3" text:outline-level="3"><text:span text:style-name="Strong_20_Emphasis"><text:span text:style-name="T6">1.4 References</text:span></text:span></text:h>
      <text:list xml:id="list1459646362" text:style-name="L3">
        <text:list-item>
          <text:p text:style-name="P9">Medical and pharmacy regulations.</text:p>
        </text:list-item>
        <text:list-item>
          <text:p text:style-name="P9">Online pharmacy compliance policies.</text:p>
        </text:list-item>
      </text:list>
      <text:h text:style-name="Heading_20_3" text:outline-level="3"><text:span text:style-name="Strong_20_Emphasis"><text:span text:style-name="T6">1.5 Overview</text:span></text:span></text:h>
      <text:p text:style-name="P7">This document details the system’s functionalities, constraints, design requirements, and performance expectations.</text:p>
      <text:p text:style-name="Horizontal_20_Line"/>
      <text:h text:style-name="Heading_20_2" text:outline-level="2"><text:soft-page-break/><text:span text:style-name="Strong_20_Emphasis"><text:span text:style-name="T5">2. Overall Description</text:span></text:span></text:h>
      <text:h text:style-name="Heading_20_3" text:outline-level="3"><text:span text:style-name="Strong_20_Emphasis"><text:span text:style-name="T6">2.1 Product Perspective</text:span></text:span></text:h>
      <text:p text:style-name="P7">PharmaEase is an independent, cloud-based platform providing pharmacy management and e-commerce functionalities.</text:p>
      <text:h text:style-name="Heading_20_3" text:outline-level="3"><text:span text:style-name="Strong_20_Emphasis"><text:span text:style-name="T6">2.2 Product Functions</text:span></text:span></text:h>
      <text:list xml:id="list1363273817" text:style-name="L4">
        <text:list-item>
          <text:p text:style-name="P3"><text:span text:style-name="Strong_20_Emphasis"><text:span text:style-name="T2">Inventory Management</text:span></text:span><text:span text:style-name="T2">: Add, update, and track medicines.</text:span></text:p>
        </text:list-item>
        <text:list-item>
          <text:p text:style-name="P3"><text:span text:style-name="Strong_20_Emphasis"><text:span text:style-name="T2">Sales Tracking</text:span></text:span><text:span text:style-name="T2">: Monitor online and offline sales.</text:span></text:p>
        </text:list-item>
        <text:list-item>
          <text:p text:style-name="P3"><text:span text:style-name="Strong_20_Emphasis"><text:span text:style-name="T2">Prescription Handling</text:span></text:span><text:span text:style-name="T2">: Upload and verify prescriptions.</text:span></text:p>
        </text:list-item>
        <text:list-item>
          <text:p text:style-name="P3"><text:span text:style-name="Strong_20_Emphasis"><text:span text:style-name="T2">Payment Processing</text:span></text:span><text:span text:style-name="T2">: Handle online payments securely.</text:span></text:p>
        </text:list-item>
        <text:list-item>
          <text:p text:style-name="P3"><text:span text:style-name="Strong_20_Emphasis"><text:span text:style-name="T2">Financial Reporting</text:span></text:span><text:span text:style-name="T2">: Generate pharmacy-specific and system-wide reports.</text:span></text:p>
        </text:list-item>
      </text:list>
      <text:h text:style-name="Heading_20_3" text:outline-level="3"><text:span text:style-name="Strong_20_Emphasis"><text:span text:style-name="T6">2.3 User Characteristics</text:span></text:span></text:h>
      <text:list xml:id="list1587910055" text:style-name="L5">
        <text:list-item>
          <text:p text:style-name="P4"><text:span text:style-name="Strong_20_Emphasis"><text:span text:style-name="T2">Super Admin</text:span></text:span><text:span text:style-name="T2">: Oversees system-wide operations.</text:span></text:p>
        </text:list-item>
        <text:list-item>
          <text:p text:style-name="P4"><text:span text:style-name="Strong_20_Emphasis"><text:span text:style-name="T2">Admin</text:span></text:span><text:span text:style-name="T2">: Manages pharmacy-specific operations.</text:span></text:p>
        </text:list-item>
        <text:list-item>
          <text:p text:style-name="P4"><text:span text:style-name="Strong_20_Emphasis"><text:span text:style-name="T2">Druggist</text:span></text:span><text:span text:style-name="T2">: Handles offline sales and inventory.</text:span></text:p>
        </text:list-item>
        <text:list-item>
          <text:p text:style-name="P4"><text:span text:style-name="Strong_20_Emphasis"><text:span text:style-name="T2">Vendor</text:span></text:span><text:span text:style-name="T2">: Supplies medicines.</text:span></text:p>
        </text:list-item>
        <text:list-item>
          <text:p text:style-name="P4"><text:span text:style-name="Strong_20_Emphasis"><text:span text:style-name="T2">Customer</text:span></text:span><text:span text:style-name="T2">: Purchases medicines and accesses medical records.</text:span></text:p>
        </text:list-item>
      </text:list>
      <text:h text:style-name="Heading_20_3" text:outline-level="3"><text:span text:style-name="Strong_20_Emphasis"><text:span text:style-name="T6">2.4 Constraints</text:span></text:span></text:h>
      <text:list xml:id="list2148027851" text:style-name="L6">
        <text:list-item>
          <text:p text:style-name="P10">Each pharmacy has an independent database.</text:p>
        </text:list-item>
        <text:list-item>
          <text:p text:style-name="P10">System must comply with legal regulations.</text:p>
        </text:list-item>
      </text:list>
      <text:h text:style-name="Heading_20_3" text:outline-level="3"><text:span text:style-name="Strong_20_Emphasis"><text:span text:style-name="T6">2.5 Assumptions and Dependencies</text:span></text:span></text:h>
      <text:list xml:id="list3192176941" text:style-name="L7">
        <text:list-item>
          <text:p text:style-name="P11">Pharmacies must be legally registered.</text:p>
        </text:list-item>
        <text:list-item>
          <text:p text:style-name="P11">Customers must provide valid prescriptions for restricted medicines.</text:p>
        </text:list-item>
      </text:list>
      <text:p text:style-name="P1"/>
      <text:h text:style-name="Heading_20_2" text:outline-level="2"><text:span text:style-name="Strong_20_Emphasis"><text:span text:style-name="T5">3. Specific Requirements</text:span></text:span></text:h>
      <text:h text:style-name="Heading_20_3" text:outline-level="3"><text:span text:style-name="Strong_20_Emphasis"><text:span text:style-name="T6">3.1 Functional Requirements</text:span></text:span></text:h>
      <text:list xml:id="list475040503" text:style-name="L8">
        <text:list-item>
          <text:p text:style-name="P12">User authentication via JWT &amp; Google Auth.</text:p>
        </text:list-item>
        <text:list-item>
          <text:p text:style-name="P12">Secure storage and retrieval of prescriptions.</text:p>
        </text:list-item>
        <text:list-item>
          <text:p text:style-name="P12"><text:soft-page-break/>Integration with payment gateways.</text:p>
        </text:list-item>
        <text:list-item>
          <text:p text:style-name="P12">Vendor-pharmacy medicine order management.</text:p>
        </text:list-item>
      </text:list>
      <text:h text:style-name="Heading_20_3" text:outline-level="3"><text:span text:style-name="Strong_20_Emphasis"><text:span text:style-name="T6">3.2 External Interface Requirements</text:span></text:span></text:h>
      <text:list xml:id="list1871724340" text:style-name="L9">
        <text:list-item>
          <text:p text:style-name="P5"><text:span text:style-name="Strong_20_Emphasis"><text:span text:style-name="T2">User Interfaces</text:span></text:span><text:span text:style-name="T2">: Web-based responsive design.</text:span></text:p>
        </text:list-item>
        <text:list-item>
          <text:p text:style-name="P5"><text:span text:style-name="Strong_20_Emphasis"><text:span text:style-name="T2">Hardware Interfaces</text:span></text:span><text:span text:style-name="T2">: Supports desktops and mobile devices.</text:span></text:p>
        </text:list-item>
        <text:list-item>
          <text:p text:style-name="P5"><text:span text:style-name="Strong_20_Emphasis"><text:span text:style-name="T2">Software Interfaces</text:span></text:span><text:span text:style-name="T2">: Uses REST APIs for frontend-backend communication.</text:span></text:p>
        </text:list-item>
      </text:list>
      <text:h text:style-name="Heading_20_3" text:outline-level="3"><text:span text:style-name="Strong_20_Emphasis"><text:span text:style-name="T6">3.3 Performance Requirements</text:span></text:span></text:h>
      <text:list xml:id="list581516287" text:style-name="L10">
        <text:list-item>
          <text:p text:style-name="P13">System must support at least 1,000 concurrent users.</text:p>
        </text:list-item>
        <text:list-item>
          <text:p text:style-name="P13">Response time for major actions should be under 2 seconds.</text:p>
        </text:list-item>
      </text:list>
      <text:h text:style-name="Heading_20_3" text:outline-level="3"><text:span text:style-name="Strong_20_Emphasis"><text:span text:style-name="T6">3.4 Logical Database Requirements</text:span></text:span></text:h>
      <text:list xml:id="list560479286" text:style-name="L11">
        <text:list-item>
          <text:p text:style-name="P14">Independent databases per pharmacy.</text:p>
        </text:list-item>
        <text:list-item>
          <text:p text:style-name="P14">Secure storage of prescription data.</text:p>
        </text:list-item>
      </text:list>
      <text:h text:style-name="Heading_20_3" text:outline-level="3"><text:span text:style-name="Strong_20_Emphasis"><text:span text:style-name="T6">3.5 Design Constraints</text:span></text:span></text:h>
      <text:list xml:id="list3248136069" text:style-name="L12">
        <text:list-item>
          <text:p text:style-name="P15">Hosted on Oracle Cloud free tier.</text:p>
        </text:list-item>
        <text:list-item>
          <text:p text:style-name="P15">Data encryption for sensitive user information.</text:p>
        </text:list-item>
      </text:list>
      <text:p text:style-name="P1"/>
      <text:h text:style-name="Heading_20_2" text:outline-level="2"><text:span text:style-name="Strong_20_Emphasis"><text:span text:style-name="T5">4. System Features</text:span></text:span></text:h>
      <text:h text:style-name="Heading_20_3" text:outline-level="3"><text:span text:style-name="Strong_20_Emphasis"><text:span text:style-name="T6">4.1 Super Admin Functionalities</text:span></text:span></text:h>
      <text:list xml:id="list1623257508" text:style-name="L13">
        <text:list-item>
          <text:p text:style-name="P16">Manage pharmacy registrations.</text:p>
        </text:list-item>
        <text:list-item>
          <text:p text:style-name="P16">Monitor transactions across all pharmacies.</text:p>
        </text:list-item>
        <text:list-item>
          <text:p text:style-name="P16">Generate system-wide reports.</text:p>
        </text:list-item>
      </text:list>
      <text:h text:style-name="Heading_20_3" text:outline-level="3"><text:span text:style-name="Strong_20_Emphasis"><text:span text:style-name="T6">4.2 Admin Functionalities</text:span></text:span></text:h>
      <text:list xml:id="list2318226807" text:style-name="L14">
        <text:list-item>
          <text:p text:style-name="P17">Track and manage inventory.</text:p>
        </text:list-item>
        <text:list-item>
          <text:p text:style-name="P17">Assign druggists and manage vendors.</text:p>
        </text:list-item>
        <text:list-item>
          <text:p text:style-name="P17">Oversee financial transactions.</text:p>
        </text:list-item>
      </text:list>
      <text:h text:style-name="Heading_20_3" text:outline-level="3"><text:soft-page-break/><text:span text:style-name="Strong_20_Emphasis"><text:span text:style-name="T6">4.3 Druggist Functionalities</text:span></text:span></text:h>
      <text:list xml:id="list218565080" text:style-name="L15">
        <text:list-item>
          <text:p text:style-name="P18">Process offline sales.</text:p>
        </text:list-item>
        <text:list-item>
          <text:p text:style-name="P18">Verify customer prescriptions.</text:p>
        </text:list-item>
      </text:list>
      <text:h text:style-name="Heading_20_3" text:outline-level="3"><text:span text:style-name="Strong_20_Emphasis"><text:span text:style-name="T6">4.4 Vendor Functionalities</text:span></text:span></text:h>
      <text:list xml:id="list929746182" text:style-name="L16">
        <text:list-item>
          <text:p text:style-name="P19">Supply medicines to pharmacies.</text:p>
        </text:list-item>
        <text:list-item>
          <text:p text:style-name="P19">Track pharmacy orders.</text:p>
        </text:list-item>
      </text:list>
      <text:h text:style-name="Heading_20_3" text:outline-level="3"><text:span text:style-name="Strong_20_Emphasis"><text:span text:style-name="T6">4.5 Customer Functionalities</text:span></text:span></text:h>
      <text:list xml:id="list2501119966" text:style-name="L17">
        <text:list-item>
          <text:p text:style-name="P20">Purchase medicines online.</text:p>
        </text:list-item>
        <text:list-item>
          <text:p text:style-name="P20">Upload prescriptions.</text:p>
        </text:list-item>
        <text:list-item>
          <text:p text:style-name="P20">View past medical records.</text:p>
        </text:list-item>
      </text:list>
      <text:p text:style-name="P1"/>
      <text:h text:style-name="Heading_20_2" text:outline-level="2"><text:span text:style-name="Strong_20_Emphasis"><text:span text:style-name="T5">5. Non-Functional Requirements</text:span></text:span></text:h>
      <text:h text:style-name="Heading_20_3" text:outline-level="3"><text:span text:style-name="Strong_20_Emphasis"><text:span text:style-name="T6">5.1 Security</text:span></text:span></text:h>
      <text:list xml:id="list378628710" text:style-name="L18">
        <text:list-item>
          <text:p text:style-name="P21">Secure authentication mechanisms.</text:p>
        </text:list-item>
        <text:list-item>
          <text:p text:style-name="P21">Role-based access control.</text:p>
        </text:list-item>
      </text:list>
      <text:h text:style-name="Heading_20_3" text:outline-level="3"><text:span text:style-name="Strong_20_Emphasis"><text:span text:style-name="T6">5.2 Usability</text:span></text:span></text:h>
      <text:list xml:id="list946189758" text:style-name="L19">
        <text:list-item>
          <text:p text:style-name="P22">Intuitive UI for all user roles.</text:p>
        </text:list-item>
      </text:list>
      <text:h text:style-name="Heading_20_3" text:outline-level="3"><text:span text:style-name="Strong_20_Emphasis"><text:span text:style-name="T6">5.3 Maintainability</text:span></text:span></text:h>
      <text:list xml:id="list1520946082" text:style-name="L20">
        <text:list-item>
          <text:p text:style-name="P23">Modular codebase for easy updates.</text:p>
        </text:list-item>
      </text:list>
      <text:h text:style-name="Heading_20_3" text:outline-level="3"><text:span text:style-name="Strong_20_Emphasis"><text:span text:style-name="T6">5.4 Scalability</text:span></text:span></text:h>
      <text:list xml:id="list3980419708" text:style-name="L21">
        <text:list-item>
          <text:p text:style-name="P24">Must support an increasing number of pharmacies.</text:p>
        </text:list-item>
      </text:list>
      <text:p text:style-name="P1"/>
      <text:h text:style-name="Heading_20_2" text:outline-level="2"><text:span text:style-name="Strong_20_Emphasis"><text:span text:style-name="T5">6. Appendix</text:span></text:span></text:h>
      <text:list xml:id="list3920208264" text:style-name="L22">
        <text:list-item>
          <text:p text:style-name="P6"><text:span text:style-name="Strong_20_Emphasis"><text:span text:style-name="T3">Abbreviations:</text:span></text:span></text:p>
          <text:list>
            <text:list-item>
              <text:p text:style-name="P25">JWT: JSON Web Token</text:p>
            </text:list-item>
            <text:list-item>
              <text:p text:style-name="P25">UI: User Interface</text:p>
            </text:list-item>
            <text:list-item>
              <text:p text:style-name="P25"><text:soft-page-break/>DB: Database</text:p>
            </text:list-item>
          </text:list>
        </text:list-item>
        <text:list-item>
          <text:p text:style-name="P6"><text:span text:style-name="Strong_20_Emphasis"><text:span text:style-name="T3">References:</text:span></text:span></text:p>
          <text:list>
            <text:list-item>
              <text:p text:style-name="P25">Medical and pharmacy regulations.</text:p>
            </text:list-item>
            <text:list-item>
              <text:p text:style-name="P25">Online pharmacy compliance policies.</text:p>
            </text:list-item>
          </text:list>
        </text:list-item>
      </text:list>
      <text:p text:style-name="Text_20_body"><text:span text:style-name="Strong_20_Emphasis"><text:span text:style-name="T3">End of Document</text:span></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27T10:09:48.897831241</meta:creation-date>
    <dc:date>2025-03-27T10:11:27.794928995</dc:date>
    <meta:editing-duration>PT1M39S</meta:editing-duration>
    <meta:editing-cycles>1</meta:editing-cycles>
    <meta:document-statistic meta:table-count="0" meta:image-count="0" meta:object-count="0" meta:page-count="6" meta:paragraph-count="101" meta:word-count="602" meta:character-count="4359" meta:non-whitespace-character-count="3921"/>
    <meta:generator>LibreOffice/6.4.7.2$Linux_X86_64 LibreOffice_project/40$Build-2</meta:generator>
  </office:meta>
</office:document-meta>
</file>